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 fo:break-before="page"/>
      <style:text-properties style:font-name="Liberation Serif" fo:font-size="13pt" fo:font-weight="bold" officeooo:rsid="01dac937" officeooo:paragraph-rsid="01dac937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Courier New" fo:font-size="11pt" officeooo:paragraph-rsid="01deaea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8efed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Liberation Serif" fo:font-size="10pt" officeooo:rsid="01dcab4b" officeooo:paragraph-rsid="01d37c27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paragraph-rsid="01d9898a" style:font-size-asian="11pt" style:font-size-complex="11pt"/>
    </style:style>
    <style:style style:name="P9" style:family="paragraph" style:parent-style-name="Standard">
      <style:text-properties style:font-name="Liberation Serif" fo:font-size="11pt" officeooo:paragraph-rsid="01d37c27" style:font-size-asian="11pt" style:font-size-complex="11pt"/>
    </style:style>
    <style:style style:name="P10" style:family="paragraph" style:parent-style-name="Standard">
      <style:text-properties style:font-name="Liberation Serif" fo:font-size="11pt" officeooo:rsid="01dcab4b" officeooo:paragraph-rsid="01d37c27" style:font-size-asian="11pt" style:font-size-complex="11pt"/>
    </style:style>
    <style:style style:name="P11" style:family="paragraph" style:parent-style-name="Standard">
      <style:text-properties style:font-name="Liberation Serif" fo:font-size="11pt" officeooo:rsid="01e1f2ee" officeooo:paragraph-rsid="01e1f2ee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fo:font-weight="normal" officeooo:paragraph-rsid="01e1a838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3pt" fo:font-weight="bold" officeooo:rsid="01e1f2ee" officeooo:paragraph-rsid="01e1f2e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officeooo:paragraph-rsid="01e1a838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officeooo:paragraph-rsid="01d9898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officeooo:paragraph-rsid="01deaeae" style:font-size-asian="11pt" style:font-size-complex="11pt"/>
    </style:style>
    <style:style style:name="P17" style:family="paragraph" style:parent-style-name="Standard">
      <style:text-properties style:font-name="Courier New" fo:font-size="11pt" officeooo:rsid="01e1f2ee" officeooo:paragraph-rsid="01e1f2ee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1pt" fo:font-style="italic" officeooo:paragraph-rsid="01d9898a" style:font-size-asian="11pt" style:font-style-asian="italic" style:font-size-complex="11pt" style:font-style-complex="italic"/>
    </style:style>
    <style:style style:name="P19" style:family="paragraph" style:parent-style-name="Standard">
      <style:text-properties style:font-name="Courier New" fo:font-size="11pt" fo:font-style="italic" officeooo:rsid="01e1f2ee" officeooo:paragraph-rsid="01e1f2ee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weight="bold" officeooo:paragraph-rsid="01d9898a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weight="bold" officeooo:paragraph-rsid="01e1a838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Courier New" fo:font-size="11pt" fo:font-weight="bold" officeooo:rsid="01e1f2ee" officeooo:paragraph-rsid="01e1f2ee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e70836" style:font-size-asian="10pt" style:font-style-asian="normal" style:font-weight-asian="normal" style:font-size-complex="10pt" style:font-style-complex="normal" style:font-weight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185e0"/>
    </style:style>
    <style:style style:name="T2" style:family="text">
      <style:text-properties officeooo:rsid="01c50ba7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dac937" style:font-weight-asian="bold" style:font-weight-complex="bold"/>
    </style:style>
    <style:style style:name="T6" style:family="text">
      <style:text-properties fo:font-weight="bold" officeooo:rsid="01e1a838" style:font-weight-asian="bold" style:font-weight-complex="bold"/>
    </style:style>
    <style:style style:name="T7" style:family="text">
      <style:text-properties officeooo:rsid="00840c4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e0997c" style:font-style-asian="italic" style:font-style-complex="italic"/>
    </style:style>
    <style:style style:name="T10" style:family="text">
      <style:text-properties officeooo:rsid="01deaeae"/>
    </style:style>
    <style:style style:name="T11" style:family="text">
      <style:text-properties officeooo:rsid="01e3f9d6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</text:p>
      <text:p text:style-name="P8"/>
      <text:p text:style-name="P20">public class Abprallen</text:p>
      <text:p text:style-name="P15">{</text:p>
      <text:p text:style-name="P15"><text:s text:c="3"/>private GameWindow window;</text:p>
      <text:p text:style-name="P15"><text:s text:c="3"/>private GameImage[] imageList;</text:p>
      <text:p text:style-name="P15"><text:s text:c="3"/>private Sprite[] spriteList;</text:p>
      <text:p text:style-name="P15"><text:s text:c="3"/>int maxSprites = 20;</text:p>
      <text:p text:style-name="P15"/>
      <text:p text:style-name="P15"><text:s text:c="3"/><text:span text:style-name="T4">public Abprallen()</text:span></text:p>
      <text:p text:style-name="P15"><text:s text:c="3"/>{</text:p>
      <text:p text:style-name="P15"><text:s text:c="6"/>int i, imgIndex;</text:p>
      <text:p text:style-name="P15"/>
      <text:p text:style-name="P15"><text:s text:c="6"/>imageList = new GameImage[7];</text:p>
      <text:p text:style-name="P15"><text:s text:c="6"/>imageList[0] = new GameImage("images/ghost red 100x100.png");</text:p>
      <text:p text:style-name="P15"><text:s text:c="6"/>imageList[1] = new GameImage("images/ghost pink 100x100.png");</text:p>
      <text:p text:style-name="P18"><text:s text:c="6"/>... <text:span text:style-name="T10">usw ... </text:span></text:p>
      <text:p text:style-name="P15"/>
      <text:p text:style-name="P15"><text:s text:c="6"/>spriteList = new Sprite[maxSprites];</text:p>
      <text:p text:style-name="P15"><text:s text:c="6"/>for (i = 0; i &lt; spriteList.length; i++)</text:p>
      <text:p text:style-name="P15"><text:s text:c="6"/>{</text:p>
      <text:p text:style-name="P15"><text:s text:c="9"/>imgIndex = (int)(Math.random() * imageList.length);</text:p>
      <text:p text:style-name="P15"><text:s text:c="9"/>spriteList[i] = new Sprite(imageList[imgIndex]);</text:p>
      <text:p text:style-name="P15"><text:s text:c="6"/>}</text:p>
      <text:p text:style-name="P15"/>
      <text:p text:style-name="P15"><text:s text:c="6"/>window = new GameWindow(50, 50, 640, 480, "Abprallen");</text:p>
      <text:p text:style-name="P15"><text:s text:c="3"/>}</text:p>
      <text:p text:style-name="P15"/>
      <text:p text:style-name="P15"><text:s text:c="3"/><text:span text:style-name="T4">public void main()</text:span></text:p>
      <text:p text:style-name="P15"><text:s text:c="3"/>{</text:p>
      <text:p text:style-name="P15"><text:s text:c="6"/>int i;</text:p>
      <text:p text:style-name="P15"><text:s text:c="8"/></text:p>
      <text:p text:style-name="P18"><text:s text:c="6"/>// Anfangspositionen</text:p>
      <text:p text:style-name="P15"><text:s text:c="6"/>for (i = 0; i &lt; spriteList.length; i++)</text:p>
      <text:p text:style-name="P15"><text:s text:c="6"/>{</text:p>
      <text:p text:style-name="P16"><text:s text:c="9"/>spriteList[i].setPosition(Math.random() * (window.getWidth() - </text:p>
      <text:p text:style-name="P16"><text:s text:c="12"/>spriteList[i].getWidth()), Math.random() *</text:p>
      <text:p text:style-name="P16"><text:s text:c="12"/>(window.getHeight() - spriteList[i].getHeight()));</text:p>
      <text:p text:style-name="P15"><text:s text:c="9"/>spriteList[i].setRichtung(Math.random() * 360.0);</text:p>
      <text:p text:style-name="P15"><text:s text:c="9"/>spriteList[i].setSpeed(Math.random() * 10.0 + 5.0);</text:p>
      <text:p text:style-name="P15"><text:s text:c="6"/>}</text:p>
      <text:p text:style-name="P15"/>
      <text:p text:style-name="P18"><text:s text:c="6"/>// Ablauf</text:p>
      <text:p text:style-name="P15"><text:s text:c="6"/>while (true)</text:p>
      <text:p text:style-name="P15"><text:s text:c="6"/>{</text:p>
      <text:p text:style-name="P18"><text:s text:c="9"/>// Sprites bewegen</text:p>
      <text:p text:style-name="P15"><text:s text:c="9"/>for (i = 0; i &lt; spriteList.length; i++)</text:p>
      <text:p text:style-name="P15"><text:s text:c="9"/>{</text:p>
      <text:p text:style-name="P15"><text:s text:c="12"/>spriteList[i].bewege();</text:p>
      <text:p text:style-name="P15"/>
      <text:p text:style-name="P16"><text:s text:c="12"/>if (spriteList[i].berührtOben(window) ||</text:p>
      <text:p text:style-name="P16"><text:s text:c="16"/>spriteList[i].berührtUnten(window))</text:p>
      <text:p text:style-name="P15"><text:s text:c="12"/>{</text:p>
      <text:p text:style-name="P15"><text:s text:c="15"/>spriteList[i].pralleAbHorizontal();</text:p>
      <text:p text:style-name="P15"><text:s text:c="12"/>}</text:p>
      <text:p text:style-name="P16"/>
      <text:p text:style-name="P5"><text:s text:c="12"/>if (spriteList[i].berührtLinks(window) ||</text:p>
      <text:p text:style-name="P16"><text:s text:c="16"/>spriteList[i].berührtRechts(window)) </text:p>
      <text:p text:style-name="P15"><text:s text:c="12"/>{</text:p>
      <text:p text:style-name="P15"><text:s text:c="15"/>spriteList[i].pralleAbVertikal();</text:p>
      <text:p text:style-name="P15"><text:s text:c="12"/>}</text:p>
      <text:p text:style-name="P15"><text:s text:c="9"/>}</text:p>
      <text:p text:style-name="P15"/>
      <text:p text:style-name="P18"><text:s text:c="9"/>// Zeichnen</text:p>
      <text:p text:style-name="P15"><text:s text:c="9"/>window.clear(); <text:s text:c="11"/></text:p>
      <text:p text:style-name="P15"><text:s text:c="9"/>for (i = 0; i &lt; spriteList.length; i++)</text:p>
      <text:p text:style-name="P15"><text:s text:c="9"/>{</text:p>
      <text:p text:style-name="P15"><text:s text:c="12"/>spriteList[i].draw(window);</text:p>
      <text:p text:style-name="P15"><text:s text:c="9"/>}</text:p>
      <text:p text:style-name="P15"><text:s text:c="9"/>window.paintFrame();</text:p>
      <text:p text:style-name="P15"><text:s text:c="6"/>}</text:p>
      <text:p text:style-name="P15"><text:s text:c="3"/>}</text:p>
      <text:p text:style-name="P15">}</text:p>
      <text:p text:style-name="P15"/>
      <text:p text:style-name="P15"/>
      <text:p text:style-name="P14"><text:span text:style-name="T5">Aufgabe </text:span><text:span text:style-name="T6">2</text:span></text:p>
      <text:p text:style-name="P12"/>
      <text:p text:style-name="P21">public class Drehen</text:p>
      <text:p text:style-name="P15">{</text:p>
      <text:p text:style-name="P15"><text:s text:c="3"/>private GameWindow window;</text:p>
      <text:p text:style-name="P15"><text:s text:c="3"/>private GameImage[] imageList;</text:p>
      <text:p text:style-name="P15"><text:s text:c="3"/>private Sprite[][] spriteList;</text:p>
      <text:p text:style-name="P15"><text:s text:c="3"/>int zeilen = 7, spalten = 7; <text:s/><text:span text:style-name="T8">/ Anzahl Zei</text:span><text:span text:style-name="T9">l</text:span><text:span text:style-name="T8">en / Spalten des 2D-Arrays</text:span></text:p>
      <text:p text:style-name="P15"/>
      <text:p text:style-name="P15"><text:s text:c="3"/><text:span text:style-name="T4">public Drehen()</text:span></text:p>
      <text:p text:style-name="P15"><text:s text:c="3"/>{</text:p>
      <text:p text:style-name="P15"><text:s text:c="6"/>int i, x, y, imgIndex;</text:p>
      <text:p text:style-name="P15"/>
      <text:p text:style-name="P15"><text:s text:c="6"/>imageList = new GameImage[5];</text:p>
      <text:p text:style-name="P15"><text:s text:c="6"/>imageList[0] = new GameImage("images/ghost red 100x100.png");</text:p>
      <text:p text:style-name="P15"><text:s text:c="6"/>imageList[1] = new GameImage("images/ghost pink 100x100.png");</text:p>
      <text:p text:style-name="P15"><text:s text:c="6"/>imageList[2] = new GameImage("images/ghost cyan 100x100.png");</text:p>
      <text:p text:style-name="P15"><text:s text:c="6"/>imageList[3] = new GameImage("images/ghost yellow 100x100.png");</text:p>
      <text:p text:style-name="P15"><text:s text:c="6"/>imageList[4] = new GameImage("images/ghost blue 100x100.png");</text:p>
      <text:p text:style-name="P15"/>
      <text:p text:style-name="P15"><text:s text:c="6"/>for (i = 0; i &lt; imageList.length; i++)</text:p>
      <text:p text:style-name="P15"><text:s text:c="6"/>{</text:p>
      <text:p text:style-name="P15"><text:s text:c="10"/>imageList[i].setScale(0.4);</text:p>
      <text:p text:style-name="P15"><text:s text:c="6"/>}</text:p>
      <text:p text:style-name="P15"/>
      <text:p text:style-name="P15"><text:s text:c="6"/>spriteList = new Sprite[spalten][zeilen];</text:p>
      <text:p text:style-name="P15"><text:s text:c="6"/>imgIndex = 0;</text:p>
      <text:p text:style-name="P15"><text:s text:c="6"/>for (x = 0; x &lt; spalten; x++)</text:p>
      <text:p text:style-name="P15"><text:s text:c="6"/>{</text:p>
      <text:p text:style-name="P15"><text:s text:c="9"/>for (y = 0; y &lt; zeilen; y++)</text:p>
      <text:p text:style-name="P15"><text:s text:c="9"/>{</text:p>
      <text:p text:style-name="P15"><text:s text:c="12"/>imgIndex = (imgIndex + 1) % imageList.length;</text:p>
      <text:p text:style-name="P15"><text:s text:c="12"/>spriteList[x][y] = new Sprite(imageList[imgIndex]);</text:p>
      <text:p text:style-name="P15"><text:s text:c="9"/>}</text:p>
      <text:p text:style-name="P15"><text:s text:c="6"/>}</text:p>
      <text:p text:style-name="P15"/>
      <text:p text:style-name="P15"><text:s text:c="6"/>window = new GameWindow(50, 50, 810, 810, "Abprallen");</text:p>
      <text:p text:style-name="P15"><text:s text:c="3"/>}</text:p>
      <text:p text:style-name="P15"><text:soft-page-break/><text:s text:c="3"/><text:span text:style-name="T4">public void main()</text:span></text:p>
      <text:p text:style-name="P15"><text:s text:c="3"/>{</text:p>
      <text:p text:style-name="P15"><text:s text:c="6"/>int x, y;</text:p>
      <text:p text:style-name="P15"><text:s text:c="8"/></text:p>
      <text:p text:style-name="P18"><text:s text:c="6"/>// Anfangspositionen</text:p>
      <text:p text:style-name="P15"><text:s text:c="6"/>for (x = 0; x &lt; spalten; x++)</text:p>
      <text:p text:style-name="P15"><text:s text:c="6"/>{</text:p>
      <text:p text:style-name="P15"><text:s text:c="9"/>for (y = 0; y &lt; zeilen; y++)</text:p>
      <text:p text:style-name="P15"><text:s text:c="9"/>{</text:p>
      <text:p text:style-name="P15"><text:s text:c="12"/>spriteList[x][y].setPosition(75 + 100 * x, 50 + 100 * y);</text:p>
      <text:p text:style-name="P15"><text:s text:c="12"/>spriteList[x][y].setRichtung(0);</text:p>
      <text:p text:style-name="P15"><text:s text:c="12"/>spriteList[x][y].setSpeed(5);</text:p>
      <text:p text:style-name="P15"><text:s text:c="9"/>}</text:p>
      <text:p text:style-name="P15"><text:s text:c="6"/>}</text:p>
      <text:p text:style-name="P15"/>
      <text:p text:style-name="P18"><text:s text:c="6"/>// Ablauf</text:p>
      <text:p text:style-name="P15"><text:s text:c="6"/>while (true)</text:p>
      <text:p text:style-name="P15"><text:s text:c="6"/>{</text:p>
      <text:p text:style-name="P15"><text:s text:c="9"/>window.clear(); <text:s text:c="11"/></text:p>
      <text:p text:style-name="P15"><text:s text:c="9"/>for (x = 0; x &lt; spalten; x++)</text:p>
      <text:p text:style-name="P15"><text:s text:c="9"/>{</text:p>
      <text:p text:style-name="P15"><text:s text:c="12"/>for (y = 0; y &lt; zeilen; y++) <text:s text:c="15"/></text:p>
      <text:p text:style-name="P15"><text:s text:c="12"/>{</text:p>
      <text:p text:style-name="P15"><text:s text:c="15"/>spriteList[x][y].bewege();</text:p>
      <text:p text:style-name="P15"><text:s text:c="15"/>spriteList[x][y].dreheRechts(15);</text:p>
      <text:p text:style-name="P15"><text:s text:c="15"/>spriteList[x][y].draw(window);</text:p>
      <text:p text:style-name="P15"><text:s text:c="12"/>}</text:p>
      <text:p text:style-name="P15"><text:s text:c="9"/>}</text:p>
      <text:p text:style-name="P15"><text:s text:c="9"/>window.paintFrame();</text:p>
      <text:p text:style-name="P15"><text:s text:c="6"/>}</text:p>
      <text:p text:style-name="P15"><text:s text:c="3"/>}</text:p>
      <text:p text:style-name="P15">}</text:p>
      <text:p text:style-name="P9"/>
      <text:p text:style-name="P9"/>
      <text:p text:style-name="P13">Aufgabe 3</text:p>
      <text:p text:style-name="P11"/>
      <text:p text:style-name="P22">public class Schlange</text:p>
      <text:p text:style-name="P17">{</text:p>
      <text:p text:style-name="P17"><text:s text:c="3"/>private GameWindow window;</text:p>
      <text:p text:style-name="P17"><text:s text:c="3"/>private GameImage img;</text:p>
      <text:p text:style-name="P17"><text:s text:c="3"/>private Sprite[] schlange;</text:p>
      <text:p text:style-name="P17"><text:s text:c="3"/>private int schlangenLaenge = 100;</text:p>
      <text:p text:style-name="P17"><text:s text:c="3"/>private double abstandSoll = 8.0;</text:p>
      <text:p text:style-name="P17"/>
      <text:p text:style-name="P17"><text:s text:c="3"/><text:span text:style-name="T4">public Schlange()</text:span></text:p>
      <text:p text:style-name="P17"><text:s text:c="3"/>{</text:p>
      <text:p text:style-name="P17"><text:s text:c="6"/>int i;</text:p>
      <text:p text:style-name="P17"><text:s text:c="6"/>img = new GameImage("images/bubble-100x100.png");</text:p>
      <text:p text:style-name="P17"><text:s text:c="6"/>img.setScale(0.3);</text:p>
      <text:p text:style-name="P17"><text:s text:c="6"/>schlange = new Sprite[schlangenLaenge];</text:p>
      <text:p text:style-name="P17"><text:s text:c="6"/>for (i = 0; i &lt; schlange.length; i++)</text:p>
      <text:p text:style-name="P17"><text:s text:c="6"/>{</text:p>
      <text:p text:style-name="P17"><text:s text:c="9"/>schlange[i] = new Sprite(img);</text:p>
      <text:p text:style-name="P17"><text:s text:c="6"/>}</text:p>
      <text:p text:style-name="P17"/>
      <text:p text:style-name="P17"><text:s text:c="6"/>window = new GameWindow(100, 100, 1000, 750, "Schlange");</text:p>
      <text:p text:style-name="P17"><text:s text:c="3"/>}</text:p>
      <text:p text:style-name="P17"><text:soft-page-break/><text:s text:c="3"/><text:span text:style-name="T4">public void main()</text:span></text:p>
      <text:p text:style-name="P17"><text:s text:c="3"/>{</text:p>
      <text:p text:style-name="P17"><text:s text:c="6"/>int i;</text:p>
      <text:p text:style-name="P17"/>
      <text:p text:style-name="P19"><text:s text:c="6"/>// Anfangsposition für alle in der Mitte</text:p>
      <text:p text:style-name="P17"><text:s text:c="6"/>schlange[0].setSpeed(5.0);</text:p>
      <text:p text:style-name="P17"><text:s text:c="6"/>for (i = 0; i &lt; schlange.length; i++)</text:p>
      <text:p text:style-name="P17"><text:s text:c="6"/>{</text:p>
      <text:p text:style-name="P17"><text:s text:c="9"/>schlange[i].setPosition((window.getWidth() -</text:p>
      <text:p text:style-name="P17"><text:s text:c="12"/>schlange[i].getWidth()) / 2, (window.getHeight() -</text:p>
      <text:p text:style-name="P17"><text:s text:c="12"/>schlange[i].getHeight()) / 2);</text:p>
      <text:p text:style-name="P17"><text:s text:c="6"/>}</text:p>
      <text:p text:style-name="P17"/>
      <text:p text:style-name="P19"><text:s text:c="6"/>// Ablauf</text:p>
      <text:p text:style-name="P17"><text:s text:c="6"/>while (true)</text:p>
      <text:p text:style-name="P17"><text:s text:c="6"/>{</text:p>
      <text:p text:style-name="P17"><text:s text:c="9"/>double abstand;</text:p>
      <text:p text:style-name="P17"><text:s text:c="12"/></text:p>
      <text:p text:style-name="P19"><text:s text:c="9"/>// Kopf bewegen</text:p>
      <text:p text:style-name="P17"><text:s text:c="9"/>schlange[0].dreheZu(window.getMouseX(), window.getMouseY());</text:p>
      <text:p text:style-name="P17"><text:s text:c="9"/>schlange[0].bewege();</text:p>
      <text:p text:style-name="P17"/>
      <text:p text:style-name="P19"><text:s text:c="9"/>// restl. Glieder folgen</text:p>
      <text:p text:style-name="P17"><text:s text:c="9"/>for (i = 1; i &lt; schlange.length; i++)</text:p>
      <text:p text:style-name="P17"><text:s text:c="9"/>{</text:p>
      <text:p text:style-name="P17"><text:s text:c="12"/>schlange[i].dreheZu(schlange[i-1].getX(), </text:p>
      <text:p text:style-name="P17"><text:s text:c="32"/>schlange[i-1].getY());</text:p>
      <text:p text:style-name="P17"><text:s text:c="12"/>abstand = schlange[i-1].getAbstand(schlange[i]);</text:p>
      <text:p text:style-name="P17"><text:s text:c="12"/>if (abstand - abstandSoll &gt; 0)</text:p>
      <text:p text:style-name="P17"><text:s text:c="12"/>{</text:p>
      <text:p text:style-name="P17"><text:s text:c="15"/>schlange[i].setSpeed(abstand - abstandSoll);</text:p>
      <text:p text:style-name="P17"><text:s text:c="12"/>}</text:p>
      <text:p text:style-name="P17"><text:s text:c="12"/>else</text:p>
      <text:p text:style-name="P17"><text:s text:c="12"/>{</text:p>
      <text:p text:style-name="P17"><text:s text:c="15"/>schlange[i].setSpeed(0);</text:p>
      <text:p text:style-name="P17"><text:s text:c="12"/>}</text:p>
      <text:p text:style-name="P17"><text:s text:c="12"/>schlange[i].bewege();</text:p>
      <text:p text:style-name="P17"><text:s text:c="9"/>}</text:p>
      <text:p text:style-name="P17"/>
      <text:p text:style-name="P19"><text:s text:c="9"/>// Zeichne Schlange vom Ende bis zum Kopf</text:p>
      <text:p text:style-name="P17"><text:s text:c="9"/>window.clear(); <text:s text:c="11"/></text:p>
      <text:p text:style-name="P17"><text:s text:c="9"/>for (i = schlange.length - 1; i &gt;= 0; i--)</text:p>
      <text:p text:style-name="P17"><text:s text:c="9"/>{</text:p>
      <text:p text:style-name="P17"><text:s text:c="12"/>schlange[i].draw(window);</text:p>
      <text:p text:style-name="P17"><text:s text:c="9"/>}</text:p>
      <text:p text:style-name="P17"><text:s text:c="9"/>window.paintFrame();</text:p>
      <text:p text:style-name="P17"><text:s text:c="6"/>}</text:p>
      <text:p text:style-name="P17"><text:s text:c="3"/>}</text:p>
      <text:p text:style-name="P17">}</text:p>
      <text:p text:style-name="P9"/>
      <text:p text:style-name="P9"/>
      <text:p text:style-name="P10"/>
      <text:p text:style-name="P10"/>
      <text:p text:style-name="P10"/>
      <text:p text:style-name="P7"/>
      <text:p text:style-name="P6"><draw:frame text:anchor-type="paragraph" draw:z-index="0" draw:name="Form1" draw:style-name="gr1" draw:text-style-name="P24" svg:width="1.795cm" svg:height="0.63cm" svg:x="15.196cm" svg:y="0.347cm"><draw:image xlink:href="Pictures/10000000000000580000001F196641809BB809C4.png" xlink:type="simple" xlink:show="embed" xlink:actuate="onLoad" loext:mime-type="image/png"><text:p/></draw:image></draw:frame></text:p>
      <text:p text:style-name="P23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reigegeben unter <text:a xlink:type="simple" xlink:href="https://creativecommons.org/licenses/by-nc-sa/4.0/" text:style-name="Internet_20_link" text:visited-style-name="Visited_20_Internet_20_Link">CC BY-NC-SA 4.0</text:a>, <text:span text:style-name="T11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185e0"/>
    </style:style>
    <style:style style:name="MT2" style:family="text">
      <style:text-properties officeooo:rsid="01c50ba7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Referenz als Rückgabewert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14T11:09:43.190000000</dc:date>
    <meta:editing-duration>P4DT14H27M</meta:editing-duration>
    <meta:editing-cycles>336</meta:editing-cycles>
    <meta:generator>LibreOffice/6.2.5.2$Windows_X86_64 LibreOffice_project/1ec314fa52f458adc18c4f025c545a4e8b22c159</meta:generator>
    <meta:document-statistic meta:table-count="1" meta:image-count="0" meta:object-count="0" meta:page-count="4" meta:paragraph-count="195" meta:word-count="556" meta:character-count="5558" meta:non-whitespace-character-count="3725"/>
  </office:meta>
</office:document-meta>
</file>